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6cm" style:rel-column-width="3946*"/>
    </style:style>
    <style:style style:name="Table2.E" style:family="table-column">
      <style:table-column-properties style:column-width="1.88cm" style:rel-column-width="7000*"/>
    </style:style>
    <style:style style:name="Table2.F" style:family="table-column">
      <style:table-column-properties style:column-width="1.439cm" style:rel-column-width="5358*"/>
    </style:style>
    <style:style style:name="Table2.G" style:family="table-column">
      <style:table-column-properties style:column-width="1.261cm" style:rel-column-width="4695*"/>
    </style:style>
    <style:style style:name="Table2.H" style:family="table-column">
      <style:table-column-properties style:column-width="1.503cm" style:rel-column-width="5593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-left="0cm" fo:padding-right="0cm" fo:padding-top="0.101cm" fo:padding-bottom="0cm" fo:border-left="none" fo:border-right="none" fo:border-top="none" fo:border-bottom="1pt solid #000000"/>
    </style:style>
    <style:style style:name="Table2.A2" style:family="table-cell">
      <style:table-cell-properties fo:padding-left="0cm" fo:padding-right="0cm" fo:padding-top="0.101cm" fo:padding-bottom="0cm" fo:border="none"/>
    </style:style>
    <style:style style:name="Table1" style:family="table">
      <style:table-properties style:width="4.214cm" fo:margin-left="13.4cm" fo:margin-right="-0.025cm" table:align="margins"/>
    </style:style>
    <style:style style:name="Table1.A" style:family="table-column">
      <style:table-column-properties style:column-width="2.701cm" style:rel-column-width="1531*"/>
    </style:style>
    <style:style style:name="Table1.B" style:family="table-column">
      <style:table-column-properties style:column-width="1.513cm" style:rel-column-width="858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3fadc2" officeooo:paragraph-rsid="003fad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72dd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8bcc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b045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1" style:family="paragraph" style:parent-style-name="Text_20_body">
      <style:text-properties fo:font-size="2pt" style:font-size-asian="2pt" style:font-size-complex="2pt"/>
    </style:style>
    <style:style style:name="P22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P23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9pt" fo:font-weight="normal" officeooo:paragraph-rsid="0039e5d3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5c6d05" style:font-size-asian="9pt" style:font-weight-asian="bold" style:font-size-complex="9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72ddd"/>
    </style:style>
    <style:style style:name="T2" style:family="text">
      <style:text-properties officeooo:rsid="0057aecd"/>
    </style:style>
    <style:style style:name="T3" style:family="text">
      <style:text-properties officeooo:rsid="0059fb26"/>
    </style:style>
    <style:style style:name="T4" style:family="text">
      <style:text-properties officeooo:rsid="0058bcca"/>
    </style:style>
    <style:style style:name="T5" style:family="text">
      <style:text-properties officeooo:rsid="005b0453"/>
    </style:style>
    <style:style style:name="T6" style:family="text">
      <style:text-properties fo:font-variant="normal" fo:text-transform="none" fo:color="#222222" style:font-name="Arial1" fo:font-size="7.34999990463257pt" fo:letter-spacing="normal" fo:font-style="normal" fo:font-weight="normal"/>
    </style:style>
    <style:style style:name="T7" style:family="text">
      <style:text-properties fo:font-variant="normal" fo:text-transform="none" fo:color="#222222" style:font-name="Arial1" fo:font-size="7.34999990463257pt" fo:letter-spacing="normal" fo:font-style="normal" fo:font-weight="normal" officeooo:rsid="00249efd"/>
    </style:style>
    <style:style style:name="T8" style:family="text">
      <style:text-properties fo:font-variant="normal" fo:text-transform="none" fo:color="#222222" style:font-name="Arial1" fo:font-size="7pt" fo:letter-spacing="normal" fo:font-style="normal" fo:font-weight="normal" style:font-size-asian="7pt" style:font-size-complex="7pt"/>
    </style:style>
    <style:style style:name="T9" style:family="text">
      <style:text-properties fo:font-variant="normal" fo:text-transform="none" fo:color="#222222" style:font-name="Arial1" fo:font-size="7pt" fo:letter-spacing="normal" fo:font-style="normal" fo:font-weight="normal" officeooo:rsid="00249efd" style:font-size-asian="7pt" style:font-size-complex="7pt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 text:track-changes="false">
        <text:changed-region xml:id="ct318367472" text:id="ct318367472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318368064" text:id="ct31836806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318442864" text:id="ct3184428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394448" text:id="ct3183944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218368" text:id="ct3182183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443664" text:id="ct3184436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424912" text:id="ct3184249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367152" text:id="ct31836715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451472" text:id="ct31845147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318400112" text:id="ct31840011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318444240" text:id="ct31844424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318444544" text:id="ct3184445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242805104" text:id="ct242805104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1">Mill.</text:p>
            </table:table-cell>
            <table:table-cell table:style-name="Table2.A1" office:value-type="string">
              <text:p text:style-name="P11">Code SAQ</text:p>
            </table:table-cell>
            <table:table-cell table:style-name="Table2.A1" office:value-type="string">
              <text:p text:style-name="P11">Format</text:p>
            </table:table-cell>
            <table:table-cell table:style-name="Table2.A1" office:value-type="string">
              <text:p text:style-name="P11">Prix</text:p>
            </table:table-cell>
            <table:table-cell table:style-name="Table2.A1" office:value-type="string">
              <text:p text:style-name="P11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8"><text:change-start text:change-id="ct318367472"/><office:annotation><dc:creator>Christian Jauvin</dc:creator><dc:date>2013-03-07T15:21:29</dc:date><text:p text:style-name="P25"><text:span text:style-name="T10">do row for e in elems</text:span></text:p></office:annotation><text:change-end text:change-id="ct318367472"/><text:change-start text:change-id="ct318368064"/>e[0]<text:change-end text:change-id="ct318368064"/></text:p>
          </table:table-cell>
          <table:table-cell table:style-name="Table2.A2" office:value-type="string">
            <text:p text:style-name="P20"><text:change-start text:change-id="ct318442864"/>e[1]<text:change-end text:change-id="ct318442864"/></text:p>
          </table:table-cell>
          <table:table-cell table:style-name="Table2.A2" office:value-type="string">
            <text:p text:style-name="P20"><text:change-start text:change-id="ct318394448"/>e[2]<text:change-end text:change-id="ct318394448"/></text:p>
          </table:table-cell>
          <table:table-cell table:style-name="Table2.A2" office:value-type="string">
            <text:p text:style-name="P19"><text:change-start text:change-id="ct318218368"/>e[3]<text:change-end text:change-id="ct318218368"/></text:p>
          </table:table-cell>
          <table:table-cell table:style-name="Table2.A2" office:value-type="string">
            <text:p text:style-name="P19"><text:change-start text:change-id="ct318443664"/>e[4]<text:change-end text:change-id="ct318443664"/></text:p>
          </table:table-cell>
          <table:table-cell table:style-name="Table2.A2" office:value-type="string">
            <text:p text:style-name="P19"><text:change-start text:change-id="ct318424912"/>e[5]<text:change-end text:change-id="ct318424912"/></text:p>
          </table:table-cell>
          <table:table-cell table:style-name="Table2.A2" office:value-type="string">
            <text:p text:style-name="P19"><text:change-start text:change-id="ct318367152"/>e[6]<text:change-end text:change-id="ct318367152"/></text:p>
          </table:table-cell>
          <table:table-cell table:style-name="Table2.A2" office:value-type="string">
            <text:p text:style-name="P19"><text:change-start text:change-id="ct318451472"/>e[7]<text:change-end text:change-id="ct318451472"/></text:p>
          </table:table-cell>
        </table:table-row>
      </table:table>
      <text:p text:style-name="P21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ous-total</text:p>
          </table:table-cell>
          <table:table-cell table:style-name="Table1.A1" office:value-type="string">
            <text:p text:style-name="P17"><text:change-start text:change-id="ct318400112"/>sous_total<text:change-end text:change-id="ct318400112"/></text:p>
          </table:table-cell>
        </table:table-row>
        <table:table-row>
          <table:table-cell table:style-name="Table1.A2" office:value-type="string">
            <text:p text:style-name="P24">T.P.S. <text:span text:style-name="T9">140870056</text:span></text:p>
          </table:table-cell>
          <table:table-cell table:style-name="Table1.A2" office:value-type="string">
            <text:p text:style-name="P17"><text:change-start text:change-id="ct318444240"/>tps<text:change-end text:change-id="ct318444240"/></text:p>
          </table:table-cell>
        </table:table-row>
        <table:table-row>
          <table:table-cell table:style-name="Table1.A2" office:value-type="string">
            <text:p text:style-name="P24">T.V.Q. <text:span text:style-name="T8">1018185497</text:span></text:p>
          </table:table-cell>
          <table:table-cell table:style-name="Table1.A2" office:value-type="string">
            <text:p text:style-name="P17"><text:change-start text:change-id="ct318444544"/>tvq<text:change-end text:change-id="ct318444544"/></text:p>
          </table:table-cell>
        </table:table-row>
        <table:table-row>
          <table:table-cell table:style-name="Table1.A2" office:value-type="string">
            <text:p text:style-name="P12">Total</text:p>
          </table:table-cell>
          <table:table-cell table:style-name="Table1.A2" office:value-type="string">
            <text:p text:style-name="P17"><text:change-start text:change-id="ct242805104"/>montant<text:change-end text:change-id="ct242805104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MP1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72ddd" style:font-size-asian="10pt" style:font-weight-asian="normal" style:font-size-complex="10pt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8bcca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b0453" style:font-size-asian="10pt" style:font-weight-asian="normal" style:font-size-complex="10pt" style:font-weight-complex="normal"/>
    </style:style>
    <style:style style:name="MP7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MP13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MT1" style:family="text">
      <style:text-properties officeooo:rsid="00572ddd"/>
    </style:style>
    <style:style style:name="MT2" style:family="text">
      <style:text-properties officeooo:rsid="0057aecd"/>
    </style:style>
    <style:style style:name="MT3" style:family="text">
      <style:text-properties officeooo:rsid="0059fb26"/>
    </style:style>
    <style:style style:name="MT4" style:family="text">
      <style:text-properties officeooo:rsid="0058bcca"/>
    </style:style>
    <style:style style:name="MT5" style:family="text">
      <style:text-properties officeooo:rsid="005b0453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tracked-changes>
          <text:changed-region xml:id="ct258854064" text:id="ct258854064">
            <text:insertion>
              <office:change-info>
                <dc:creator>Unknown Author</dc:creator>
                <dc:date>2013-05-13T18:53:00</dc:date>
              </office:change-info>
            </text:insertion>
          </text:changed-region>
          <text:changed-region xml:id="ct258854384" text:id="ct258854384">
            <text:insertion>
              <office:change-info>
                <dc:creator>Unknown Author</dc:creator>
                <dc:date>2013-05-27T12:00:00</dc:date>
              </office:change-info>
            </text:insertion>
          </text:changed-region>
          <text:changed-region xml:id="ct258858304" text:id="ct258858304">
            <text:insertion>
              <office:change-info>
                <dc:creator>Unknown Author</dc:creator>
                <dc:date>2013-05-27T12:00:00</dc:date>
              </office:change-info>
            </text:insertion>
          </text:changed-region>
          <text:changed-region xml:id="ct258857152" text:id="ct258857152">
            <text:insertion>
              <office:change-info>
                <dc:creator>Unknown Author</dc:creator>
                <dc:date>2013-05-27T12:01:00</dc:date>
              </office:change-info>
            </text:insertion>
          </text:changed-region>
          <text:changed-region xml:id="ct258857648" text:id="ct258857648">
            <text:insertion>
              <office:change-info>
                <dc:creator>Unknown Author</dc:creator>
                <dc:date>2013-05-27T12:01:00</dc:date>
              </office:change-info>
            </text:insertion>
          </text:changed-region>
          <text:changed-region xml:id="ct258858896" text:id="ct258858896">
            <text:insertion>
              <office:change-info>
                <dc:creator>Unknown Author</dc:creator>
                <dc:date>2013-05-27T12:02:00</dc:date>
              </office:change-info>
            </text:insertion>
          </text:changed-region>
          <text:changed-region xml:id="ct258861984" text:id="ct258861984">
            <text:insertion>
              <office:change-info>
                <dc:creator>Unknown Author</dc:creator>
                <dc:date>2013-05-13T18:32:00</dc:date>
              </office:change-info>
            </text:insertion>
          </text:changed-region>
          <text:changed-region xml:id="ct258862320" text:id="ct258862320">
            <text:insertion>
              <office:change-info>
                <dc:creator>Unknown Author</dc:creator>
                <dc:date>2013-05-13T18:43:00</dc:date>
              </office:change-info>
            </text:insertion>
          </text:changed-region>
          <text:changed-region xml:id="ct258862656" text:id="ct258862656">
            <text:insertion>
              <office:change-info>
                <dc:creator>Unknown Author</dc:creator>
                <dc:date>2013-05-13T18:44:00</dc:date>
              </office:change-info>
            </text:insertion>
          </text:changed-region>
          <text:changed-region xml:id="ct258862992" text:id="ct258862992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  <text:changed-region xml:id="ct258863344" text:id="ct258863344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</text:tracked-changes>
        <text:p text:style-name="MP1"><draw:frame draw:style-name="Mfr1" draw:name="Frame2" text:anchor-type="paragraph" svg:x="0.076cm" svg:y="0.056cm" svg:width="9.49cm" draw:z-index="0"><draw:text-box fo:min-height="5.237cm"><text:p text:style-name="MP2"/><text:p text:style-name="MP2"/><text:p text:style-name="MP2"/><text:p text:style-name="MP2"/><text:p text:style-name="MP2"/><text:p text:style-name="MP2"/><text:p text:style-name="MP2"/><text:p text:style-name="MP3"><text:change-start text:change-id="ct258854064"/>nom_social<text:change-end text:change-id="ct258854064"/></text:p><text:p text:style-name="MP4"><text:change-start text:change-id="ct258854384"/><text:span text:style-name="MT1">no_civique_fact</text:span><text:change-end text:change-id="ct258854384"/><text:span text:style-name="MT1"> </text:span><text:change-start text:change-id="ct258858304"/><text:span text:style-name="MT2">rue_fact</text:span><text:change-end text:change-id="ct258858304"/><text:span text:style-name="MT2"> </text:span></text:p><text:p text:style-name="MP5"><text:change-start text:change-id="ct258857152"/><text:span text:style-name="MT3">ville_fact</text:span><text:change-end text:change-id="ct258857152"/><text:span text:style-name="MT3">,</text:span><text:span text:style-name="MT4"> </text:span><text:change-start text:change-id="ct258857648"/><text:span text:style-name="MT4">province_fact</text:span><text:change-end text:change-id="ct258857648"/><text:span text:style-name="MT4"> </text:span></text:p><text:p text:style-name="MP6"><text:change-start text:change-id="ct258858896"/><text:span text:style-name="MT5">code_postal</text:span><text:change-end text:change-id="ct258858896"/><text:span text:style-name="MT5"> </text:span></text:p></draw:text-box></draw:frame>Facture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change-start text:change-id="ct258861984"/>date_commande<text:change-end text:change-id="ct258861984"/></text:p>
            </table:table-cell>
          </table:table-row>
          <table:table-row>
            <table:table-cell table:style-name="Table3.A1" office:value-type="string">
              <text:p text:style-name="MP7">No. facture</text:p>
            </table:table-cell>
            <table:table-cell table:style-name="Table3.A1" office:value-type="string">
              <text:p text:style-name="MP9"><text:change-start text:change-id="ct258862320"/>no_commande_facture<text:change-end text:change-id="ct258862320"/></text:p>
            </table:table-cell>
          </table:table-row>
          <table:table-row>
            <table:table-cell table:style-name="Table3.A1" office:value-type="string">
              <text:p text:style-name="MP7">No. commande SAQ</text:p>
            </table:table-cell>
            <table:table-cell table:style-name="Table3.A1" office:value-type="string">
              <text:p text:style-name="MP10"><text:change-start text:change-id="ct258862656"/>no_commande_saq<text:change-end text:change-id="ct258862656"/></text:p>
            </table:table-cell>
          </table:table-row>
          <table:table-row>
            <table:table-cell table:style-name="Table3.A1" office:value-type="string">
              <text:p text:style-name="MP7">No. client</text:p>
            </table:table-cell>
            <table:table-cell table:style-name="Table3.A1" office:value-type="string">
              <text:p text:style-name="MP11"><text:change-start text:change-id="ct258862992"/>no_client_saq<text:change-end text:change-id="ct258862992"/></text:p>
            </table:table-cell>
          </table:table-row>
          <table:table-row table:style-name="Table3.5">
            <table:table-cell table:style-name="Table3.A1" office:value-type="string">
              <text:p text:style-name="MP7">Représentant(e)</text:p>
            </table:table-cell>
            <table:table-cell table:style-name="Table3.A1" office:value-type="string">
              <text:p text:style-name="MP12"><text:change-start text:change-id="ct258863344"/>representant_nom<text:change-end text:change-id="ct258863344"/></text:p>
            </table:table-cell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29T12:20:35</dc:date>
    <meta:editing-duration>PT11H1M5S</meta:editing-duration>
    <meta:editing-cycles>258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39" meta:word-count="49" meta:character-count="357" meta:non-whitespace-character-count="345"/>
  </office:meta>
</office:document-meta>
</file>